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becca</text:p>
          </table:table-cell>
          <table:table-cell office:value-type="string" calcext:value-type="string">
            <text:p>Lopez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rothy</text:p>
          </table:table-cell>
          <table:table-cell office:value-type="string" calcext:value-type="string">
            <text:p>Jones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Tahoma" style:font-family-asian="Tahoma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 style:data-style-name="N2" text:time-value="18:17:02.355173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</meta:initial-creator>
    <dc:creator>Miklos Vajna</dc:creator>
    <meta:creation-date>2014-03-17T21:16:19</meta:creation-date>
    <dc:date>2015-05-07T18:17:41.003122559</dc:date>
    <meta:generator>LibreOffice/4.2.10.24$Linux_X86_64 LibreOffice_project/7edd532c989a71744b277752c9bef0b5872024be</meta:generator>
    <meta:editing-duration>PT39S</meta:editing-duration>
    <meta:editing-cycles>1</meta:editing-cycles>
    <meta:document-statistic meta:table-count="1" meta:cell-count="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